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097cm" fo:min-width="1.478cm"/>
      <style:paragraph-properties style:writing-mode="lr-tb"/>
    </style:style>
    <style:style style:name="gr2" style:family="graphic" style:parent-style-name="objectwithoutfill">
      <style:graphic-properties draw:marker-end="Arrowheads_20_3" draw:marker-end-width="0.229cm" draw:fill="none"/>
    </style:style>
    <style:style style:name="gr3" style:family="graphic" style:parent-style-name="standard">
      <style:graphic-properties draw:stroke="dash" draw:stroke-dash="Long_20_Dash" svg:stroke-width="0.025cm" svg:stroke-color="#000000" draw:marker-start-width="0.229cm" draw:marker-end-width="0.229cm" draw:fill="solid" draw:fill-color="#eeeeee" draw:textarea-horizontal-align="justify" draw:textarea-vertical-align="middle" draw:auto-grow-height="false" fo:min-height="0.306cm" fo:min-width="1.087cm" fo:padding-top="0.137cm" fo:padding-bottom="0.137cm" fo:padding-left="0.262cm" fo:padding-right="0.262cm"/>
      <style:paragraph-properties style:writing-mode="lr-tb"/>
    </style:style>
    <style:style style:name="gr4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524cm" fo:min-width="0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4.096cm" fo:min-width="1.478cm"/>
      <style:paragraph-properties style:writing-mode="lr-tb"/>
    </style:style>
    <style:style style:name="gr6" style:family="graphic" style:parent-style-name="standard">
      <style:graphic-properties draw:stroke="dash" draw:stroke-dash="Long_20_Dash" svg:stroke-width="0.025cm" svg:stroke-color="#000000" draw:marker-start-width="0.229cm" draw:marker-end-width="0.229cm" draw:fill="solid" draw:fill-color="#eeeeee" draw:textarea-horizontal-align="justify" draw:textarea-vertical-align="middle" draw:auto-grow-height="false" fo:min-height="0.285cm" fo:min-width="1.091cm" fo:padding-top="0.137cm" fo:padding-bottom="0.137cm" fo:padding-left="0.262cm" fo:padding-right="0.262cm"/>
      <style:paragraph-properties style:writing-mode="lr-tb"/>
    </style:style>
    <style:style style:name="gr7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637cm" fo:min-width="0cm"/>
      <style:paragraph-properties style:writing-mode="lr-tb"/>
    </style:style>
    <style:style style:name="gr8" style:family="graphic" style:parent-style-name="standard">
      <style:graphic-properties draw:stroke="dash" draw:stroke-dash="Long_20_Dash" svg:stroke-width="0.025cm" svg:stroke-color="#000000" draw:marker-start-width="0.229cm" draw:marker-end-width="0.229cm" draw:fill="solid" draw:fill-color="#eeeeee" draw:textarea-horizontal-align="justify" draw:textarea-vertical-align="middle" draw:auto-grow-height="false" fo:min-height="0.224cm" fo:min-width="1.085cm" fo:padding-top="0.137cm" fo:padding-bottom="0.137cm" fo:padding-left="0.262cm" fo:padding-right="0.262cm"/>
      <style:paragraph-properties style:writing-mode="lr-tb"/>
    </style:style>
    <style:style style:name="gr9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319cm" fo:min-width="0cm"/>
      <style:paragraph-properties style:writing-mode="lr-tb"/>
    </style:style>
    <style:style style:name="gr10" style:family="graphic" style:parent-style-name="standard">
      <style:graphic-properties draw:stroke="dash" draw:stroke-dash="Long_20_Dash" svg:stroke-width="0.025cm" svg:stroke-color="#000000" draw:marker-start-width="0.229cm" draw:marker-end-width="0.229cm" draw:fill="solid" draw:fill-color="#eeeeee" draw:textarea-horizontal-align="justify" draw:textarea-vertical-align="middle" draw:auto-grow-height="false" fo:min-height="0.214cm" fo:min-width="1.091cm" fo:padding-top="0.137cm" fo:padding-bottom="0.137cm" fo:padding-left="0.262cm" fo:padding-right="0.262cm"/>
      <style:paragraph-properties style:writing-mode="lr-tb"/>
    </style:style>
    <style:style style:name="gr11" style:family="graphic" style:parent-style-name="standard">
      <style:graphic-properties draw:stroke="dash" draw:stroke-dash="Long_20_Dash" svg:stroke-width="0.025cm" svg:stroke-color="#000000" draw:marker-start-width="0.229cm" draw:marker-end-width="0.229cm" draw:fill="solid" draw:fill-color="#eeeeee" draw:textarea-horizontal-align="justify" draw:textarea-vertical-align="middle" draw:auto-grow-height="false" fo:min-height="0.234cm" fo:min-width="1.326cm" fo:padding-top="0.137cm" fo:padding-bottom="0.137cm" fo:padding-left="0.262cm" fo:padding-right="0.262cm"/>
      <style:paragraph-properties style:writing-mode="lr-tb"/>
    </style:style>
    <style:style style:name="gr12" style:family="graphic" style:parent-style-name="standard">
      <style:graphic-properties draw:stroke="dash" draw:stroke-dash="Long_20_Dash" svg:stroke-width="0.025cm" svg:stroke-color="#000000" draw:marker-start-width="0.229cm" draw:marker-end-width="0.229cm" draw:fill="solid" draw:fill-color="#eeeeee" draw:textarea-horizontal-align="justify" draw:textarea-vertical-align="middle" draw:auto-grow-height="false" fo:min-height="0.306cm" fo:min-width="1.387cm" fo:padding-top="0.137cm" fo:padding-bottom="0.137cm" fo:padding-left="0.262cm" fo:padding-right="0.262cm"/>
      <style:paragraph-properties style:writing-mode="lr-tb"/>
    </style:style>
    <style:style style:name="gr13" style:family="graphic" style:parent-style-name="standard">
      <style:graphic-properties draw:stroke="none" draw:stroke-dash="Long_20_Dash" svg:stroke-color="#000000" draw:fill="none" draw:fill-color="#ffffff" draw:textarea-horizontal-align="center" draw:auto-grow-height="true" draw:auto-grow-width="false" fo:min-height="0.385cm" fo:min-width="0cm"/>
      <style:paragraph-properties style:writing-mode="lr-tb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eeeeee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style:font-name="Liberation Sans2" fo:font-size="8pt" style:font-name-asian="Liberation Sans2" style:font-size-asian="8pt" style:font-name-complex="Liberation Sans2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19cm" svg:height="4.559cm" svg:x="5.547cm" svg:y="2.145cm">
          <text:p text:style-name="P1"><text:span text:style-name="T1">STARK</text:span></text:p>
          <text:p text:style-name="P1"><text:span text:style-name="T1">execu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7.75cm" svg:y1="2.86cm" svg:x2="8.886cm" svg:y2="2.86cm">
          <text:p/>
        </draw:line>
        <draw:custom-shape draw:style-name="gr3" draw:text-style-name="P3" draw:layer="layout" svg:width="1.611cm" svg:height="0.58cm" svg:x="8.938cm" svg:y="2.494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363cm" svg:height="0.774cm" svg:x="8.458cm" svg:y="2.386cm">
          <draw:text-box>
            <text:p text:style-name="P4"><text:span text:style-name="T2">y.commit</text:span></text:p>
          </draw:text-box>
        </draw:frame>
        <draw:line draw:style-name="gr2" draw:text-style-name="P2" draw:layer="layout" svg:x1="10.639cm" svg:y1="2.803cm" svg:x2="11.33cm" svg:y2="2.803cm">
          <text:p/>
        </draw:line>
        <draw:custom-shape draw:style-name="gr5" draw:text-style-name="P1" draw:layer="layout" svg:width="2.19cm" svg:height="4.558cm" svg:x="11.348cm" svg:y="2.11cm">
          <text:p text:style-name="P1"><text:span text:style-name="T1">STARK</text:span></text:p>
          <text:p text:style-name="P1"><text:span text:style-name="T1">pr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3.551cm" svg:y1="5.323cm" svg:x2="14.242cm" svg:y2="5.323cm">
          <text:p/>
        </draw:line>
        <draw:custom-shape draw:style-name="gr6" draw:text-style-name="P3" draw:layer="layout" svg:width="1.615cm" svg:height="0.559cm" svg:x="8.951cm" svg:y="3.322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.192cm" svg:height="0.887cm" svg:x="8.445cm" svg:y="3.141cm">
          <draw:text-box>
            <text:p text:style-name="P4"><text:span text:style-name="T2">y.const</text:span></text:p>
          </draw:text-box>
        </draw:frame>
        <draw:custom-shape draw:style-name="gr8" draw:text-style-name="P3" draw:layer="layout" svg:width="1.609cm" svg:height="0.498cm" svg:x="8.905cm" svg:y="5.701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1.804cm" svg:height="0.569cm" svg:x="8.81cm" svg:y="5.655cm">
          <draw:text-box>
            <text:p text:style-name="P4"><text:span text:style-name="T2">y.starkinfo</text:span></text:p>
          </draw:text-box>
        </draw:frame>
        <draw:line draw:style-name="gr2" draw:text-style-name="P2" draw:layer="layout" svg:x1="10.586cm" svg:y1="3.764cm" svg:x2="11.277cm" svg:y2="3.764cm">
          <text:p/>
        </draw:line>
        <draw:line draw:style-name="gr2" draw:text-style-name="P2" draw:layer="layout" svg:x1="10.58cm" svg:y1="4.373cm" svg:x2="11.271cm" svg:y2="4.373cm">
          <text:p/>
        </draw:line>
        <draw:line draw:style-name="gr2" draw:text-style-name="P2" draw:layer="layout" svg:x1="10.574cm" svg:y1="5.112cm" svg:x2="11.265cm" svg:y2="5.112cm">
          <text:p/>
        </draw:line>
        <draw:custom-shape draw:style-name="gr10" draw:text-style-name="P3" draw:layer="layout" svg:width="1.615cm" svg:height="0.488cm" svg:x="8.96cm" svg:y="4.976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.192cm" svg:height="0.887cm" svg:x="8.281cm" svg:y="4.747cm">
          <draw:text-box>
            <text:p text:style-name="P4"><text:span text:style-name="T2">y.pil</text:span></text:p>
          </draw:text-box>
        </draw:frame>
        <draw:line draw:style-name="gr2" draw:text-style-name="P2" draw:layer="layout" svg:x1="10.568cm" svg:y1="5.959cm" svg:x2="11.259cm" svg:y2="5.959cm">
          <text:p/>
        </draw:line>
        <draw:custom-shape draw:style-name="gr11" draw:text-style-name="P3" draw:layer="layout" svg:width="1.85cm" svg:height="0.508cm" svg:x="14.324cm" svg:y="5.038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2.154cm" svg:height="0.569cm" svg:x="14.119cm" svg:y="5.01cm">
          <draw:text-box>
            <text:p text:style-name="P4"><text:span text:style-name="T2">y.zkin.proof</text:span></text:p>
          </draw:text-box>
        </draw:frame>
        <draw:line draw:style-name="gr2" draw:text-style-name="P2" draw:layer="layout" svg:x1="13.551cm" svg:y1="3.803cm" svg:x2="14.242cm" svg:y2="3.803cm">
          <text:p/>
        </draw:line>
        <draw:line draw:style-name="gr2" draw:text-style-name="P2" draw:layer="layout" svg:x1="13.551cm" svg:y1="4.594cm" svg:x2="14.242cm" svg:y2="4.594cm">
          <text:p/>
        </draw:line>
        <draw:custom-shape draw:style-name="gr12" draw:text-style-name="P3" draw:layer="layout" svg:width="1.911cm" svg:height="0.58cm" svg:x="2.839cm" svg:y="2.594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363cm" svg:height="0.774cm" svg:x="2.54cm" svg:y="2.477cm">
          <draw:text-box>
            <text:p text:style-name="P4"><text:span text:style-name="T2">x.zkin.proof</text:span></text:p>
          </draw:text-box>
        </draw:frame>
        <draw:line draw:style-name="gr2" draw:text-style-name="P2" draw:layer="layout" svg:x1="4.84cm" svg:y1="2.903cm" svg:x2="5.531cm" svg:y2="2.903cm">
          <text:p/>
        </draw:line>
        <draw:line draw:style-name="gr2" draw:text-style-name="P2" draw:layer="layout" svg:x1="4.787cm" svg:y1="3.764cm" svg:x2="5.478cm" svg:y2="3.764cm">
          <text:p/>
        </draw:line>
        <draw:line draw:style-name="gr2" draw:text-style-name="P2" draw:layer="layout" svg:x1="4.781cm" svg:y1="4.573cm" svg:x2="5.472cm" svg:y2="4.573cm">
          <text:p/>
        </draw:line>
        <draw:custom-shape draw:style-name="gr12" draw:text-style-name="P3" draw:layer="layout" svg:width="1.911cm" svg:height="0.58cm" svg:x="2.839cm" svg:y="3.46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911cm" svg:height="0.58cm" svg:x="2.839cm" svg:y="4.266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1.382cm" svg:height="0.569cm" svg:x="2.567cm" svg:y="3.415cm">
          <draw:text-box>
            <text:p text:style-name="P4"><text:span text:style-name="T2">y.pil</text:span></text:p>
          </draw:text-box>
        </draw:frame>
        <draw:frame draw:style-name="gr13" draw:text-style-name="P5" draw:layer="layout" svg:width="2.363cm" svg:height="0.635cm" svg:x="2.624cm" svg:y="4.221cm">
          <draw:text-box>
            <text:p text:style-name="P4"><text:span text:style-name="T2">y.witnesscalc</text:span></text:p>
          </draw:text-box>
        </draw:frame>
        <draw:line draw:style-name="gr2" draw:text-style-name="P2" draw:layer="layout" svg:x1="4.781cm" svg:y1="5.375cm" svg:x2="5.472cm" svg:y2="5.375cm">
          <text:p/>
        </draw:line>
        <draw:custom-shape draw:style-name="gr12" draw:text-style-name="P3" draw:layer="layout" svg:width="1.911cm" svg:height="0.58cm" svg:x="2.839cm" svg:y="5.068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1.821cm" svg:height="0.569cm" svg:x="2.524cm" svg:y="5.048cm">
          <draw:text-box>
            <text:p text:style-name="P4"><text:span text:style-name="T2">y.exec</text:span></text:p>
          </draw:text-box>
        </draw:frame>
        <draw:custom-shape draw:style-name="gr11" draw:text-style-name="P3" draw:layer="layout" svg:width="1.85cm" svg:height="0.508cm" svg:x="14.324cm" svg:y="4.30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85cm" svg:height="0.508cm" svg:x="14.324cm" svg:y="3.553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.067cm" svg:height="0.887cm" svg:x="14.252cm" svg:y="3.322cm">
          <draw:text-box>
            <text:p text:style-name="P4"><text:span text:style-name="T2">y.proof.json</text:span></text:p>
          </draw:text-box>
        </draw:frame>
        <draw:frame draw:style-name="gr7" draw:text-style-name="P5" draw:layer="layout" svg:width="2.98cm" svg:height="0.887cm" svg:x="13.77cm" svg:y="4.112cm">
          <draw:text-box>
            <text:p text:style-name="P4"><text:span text:style-name="T2">y.public.json</text:span></text:p>
          </draw:text-box>
        </draw:frame>
        <draw:custom-shape draw:style-name="gr10" draw:text-style-name="P3" draw:layer="layout" svg:width="1.615cm" svg:height="0.488cm" svg:x="8.96cm" svg:y="4.121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.363cm" svg:height="0.887cm" svg:x="8.593cm" svg:y="3.886cm">
          <draw:text-box>
            <text:p text:style-name="P4"><text:span text:style-name="T2">y.consttree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25cm" svg:stroke-color="#000000" draw:marker-start-width="0.229cm" draw:marker-start-center="false" draw:marker-end-width="0.229cm" draw:marker-end-center="false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3T08:54:41.267566637</meta:creation-date>
    <dc:title>Personal</dc:title>
    <meta:editing-duration>PT2H7M13S</meta:editing-duration>
    <meta:editing-cycles>29</meta:editing-cycles>
    <meta:generator>LibreOffice/7.3.7.2$Linux_X86_64 LibreOffice_project/30$Build-2</meta:generator>
    <dc:date>2023-01-18T05:22:24.589382189</dc:date>
    <meta:document-statistic meta:object-count="62"/>
  </office:meta>
</office:document-meta>
</file>